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ed5b8" officeooo:paragraph-rsid="001ed5b8" style:font-weight-asian="bold" style:font-weight-complex="bold"/>
    </style:style>
    <style:style style:name="P2" style:family="paragraph" style:parent-style-name="Standard">
      <style:text-properties fo:font-weight="normal" officeooo:rsid="001ed5b8" officeooo:paragraph-rsid="001ed5b8" style:font-weight-asian="normal" style:font-weight-complex="normal"/>
    </style:style>
    <style:style style:name="P3" style:family="paragraph" style:parent-style-name="Standard">
      <style:text-properties fo:font-weight="normal" officeooo:rsid="002045fe" officeooo:paragraph-rsid="002045fe" style:font-weight-asian="normal" style:font-weight-complex="normal"/>
    </style:style>
    <style:style style:name="T1" style:family="text">
      <style:text-properties officeooo:rsid="002045f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udieplanning tijden stage</text:p>
      <text:p text:style-name="P2">Indien ik stage ga lopen in september 2023 zal ik naar verwachting 3 vakken open hebben staan. Dit is voldoende om stage te mogen gaan lopen, maar deze vakken moeten wel gecombineerd worden met stagelopen.</text:p>
      <text:p text:style-name="P2"/>
      <text:p text:style-name="P2">De vakken die nog gehaald moeten worden zijn: Webbased Information Systems en Statistiek 4 uit Thema 9 en <text:span text:style-name="T1">ik ga uit van nog een vak uit Thema 12.</text:span></text:p>
      <text:p text:style-name="P2"/>
      <text:p text:style-name="P3">Beide vakken uit Thema 9 zijn vakken waar naar de les gaan wel is aan te raden. Ik zou met mijn stagecoordinator mijn uren voor de stage zo moeten plannen dat ik wel naar de les kan. Ook zal ik 2 weken voor de tentamenweek vrij moeten nemen om mij voor te kunnen bereiden op tentamens. Dit zal er waarschijnlijk voor zorgen dat mijn stage met ongeveer een maand verlengd zal moeten worden. Het eerste deel heb ik geen vakken openstaan en kan ik me volledig focussen op de stage.</text:p>
      <text:p text:style-name="P3"/>
      <text:p text:style-name="P3">Het vak uit Thema 12 zal ik moeten combineren met de afstudeeropdracht en heeft geen invloed op mijn stage trajec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l" fo:country="NL"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11:36:37.334191862</meta:creation-date>
    <dc:date>2023-04-24T11:44:19.833047370</dc:date>
    <meta:editing-duration>PT7M42S</meta:editing-duration>
    <meta:editing-cycles>2</meta:editing-cycles>
    <meta:generator>LibreOffice/7.0.4.2$Linux_X86_64 LibreOffice_project/00$Build-2</meta:generator>
    <meta:document-statistic meta:table-count="0" meta:image-count="0" meta:object-count="0" meta:page-count="1" meta:paragraph-count="5" meta:word-count="176" meta:character-count="970" meta:non-whitespace-character-count="799"/>
  </office:meta>
</office:document-meta>
</file>